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Desde el punto de vista técnico y dentro del marco de tu teoría —en la que el ADN es un componente de una máquina de cálculo— las características que deben explicarse en el laboratorio del Capítulo 9 deben responder a tres niveles:</text:p>
      <text:p text:style-name="Horizontal_20_Line"/>
      <text:h text:style-name="Heading_20_3" text:outline-level="3">🔧 <text:span text:style-name="Strong_20_Emphasis">1. Función del ADN dentro del sistema inteligente</text:span></text:h>
      <text:list xml:id="list4125863273" text:style-name="L1">
        <text:list-item>
          <text:p text:style-name="P1"><text:span text:style-name="Strong_20_Emphasis">Función principal:</text:span><text:line-break/>Actuar como <text:span text:style-name="Strong_20_Emphasis">memoria estructurada</text:span>, donde se almacenan los <text:span text:style-name="Strong_20_Emphasis">datos base</text:span> que serán utilizados por el sistema para realizar un cálculo lógico (resolución de un problema).</text:p>
        </text:list-item>
        <text:list-item>
          <text:p text:style-name="P1"><text:span text:style-name="Strong_20_Emphasis">Contenido:</text:span><text:line-break/>La memoria ADN contiene:</text:p>
          <text:list>
            <text:list-item>
              <text:p text:style-name="P1">Instrucciones para construir un individuo.</text:p>
            </text:list-item>
            <text:list-item>
              <text:p text:style-name="P1">Posiblemente también, datos codificados sobre un problema mayor que la vida intenta resolver.</text:p>
            </text:list-item>
          </text:list>
        </text:list-item>
        <text:list-item>
          <text:p text:style-name="P1"><text:span text:style-name="Strong_20_Emphasis">Rol en el flujo del sistema:</text:span><text:line-break/>El ADN se copia en cada generación, permitiendo la continuidad de los datos base.<text:line-break/>Pero no puede modificarse directamente, lo que convierte a esta memoria en un tipo <text:span text:style-name="Strong_20_Emphasis">ROM</text:span> (Read-Only Memory).</text:p>
        </text:list-item>
      </text:list>
      <text:p text:style-name="Horizontal_20_Line"/>
      <text:h text:style-name="Heading_20_3" text:outline-level="3">🧱 <text:span text:style-name="Strong_20_Emphasis">2. Necesidad de una memoria en un sistema inteligente</text:span></text:h>
      <text:list xml:id="list3189098812" text:style-name="L2">
        <text:list-item>
          <text:p text:style-name="P2"><text:span text:style-name="Strong_20_Emphasis">Por qué es necesaria la memoria:</text:span><text:line-break/>Un sistema que pretende resolver problemas no puede partir siempre de cero:</text:p>
          <text:list>
            <text:list-item>
              <text:p text:style-name="P2">Debe recordar dónde está.</text:p>
            </text:list-item>
            <text:list-item>
              <text:p text:style-name="P2">Debe conservar lo que ya ha probado.</text:p>
            </text:list-item>
            <text:list-item>
              <text:p text:style-name="P2">Debe poder comparar entre versiones pasadas y actuales.</text:p>
            </text:list-item>
          </text:list>
        </text:list-item>
        <text:list-item>
          <text:p text:style-name="P2"><text:span text:style-name="Strong_20_Emphasis">Qué pasa sin memoria:</text:span><text:line-break/>Sin memoria no hay progreso. El sistema se reinicia constantemente, lo que hace imposible cualquier tipo de inteligencia acumulativa.</text:p>
        </text:list-item>
      </text:list>
      <text:p text:style-name="Horizontal_20_Line"/>
      <text:h text:style-name="Heading_20_3" text:outline-level="3">📋 <text:span text:style-name="Strong_20_Emphasis">3. Características específicas del ADN como tipo de memoria</text:span></text:h>
      <text:list xml:id="list3880522552" text:style-name="L3">
        <text:list-item>
          <text:p text:style-name="P3"><text:span text:style-name="Strong_20_Emphasis">Memoria distribuida:</text:span><text:line-break/>No hay una unidad central. Cada individuo porta una copia, lo que permite paralelismo masivo.</text:p>
        </text:list-item>
        <text:list-item>
          <text:p text:style-name="P3"><text:span text:style-name="Strong_20_Emphasis">Memoria compacta y codificada:</text:span><text:line-break/>El ADN codifica grandes cantidades de información en una cadena muy pequeña y estructurada.</text:p>
        </text:list-item>
        <text:list-item>
          <text:p text:style-name="P3"><text:soft-page-break/><text:span text:style-name="Strong_20_Emphasis">Memoria no modificable durante la vida del individuo:</text:span><text:line-break/>Cada instancia de ADN es fija tras su creación.<text:line-break/>Cualquier modificación solo puede realizarse en el momento de la reproducción.</text:p>
        </text:list-item>
        <text:list-item>
          <text:p text:style-name="P3"><text:span text:style-name="Strong_20_Emphasis">Persistencia temporal:</text:span><text:line-break/>El ADN puede sobrevivir a la muerte del individuo si es transmitido.</text:p>
        </text:list-item>
        <text:list-item>
          <text:p text:style-name="P3"><text:span text:style-name="Strong_20_Emphasis">Interoperabilidad con otras partes del sistema:</text:span><text:line-break/>El ADN no actúa solo: su utilidad se manifiesta al ser interpretado por el ciclo de vida y la reproducción.</text:p>
        </text:list-item>
      </text:list>
      <text:p text:style-name="Horizontal_20_Line"/>
      <text:h text:style-name="Heading_20_3" text:outline-level="3">🔄 <text:span text:style-name="Strong_20_Emphasis">Limitaciones del ADN como memoria</text:span></text:h>
      <text:list xml:id="list775007383" text:style-name="L4">
        <text:list-item>
          <text:p text:style-name="P4"><text:span text:style-name="Strong_20_Emphasis">No puede registrar el progreso del cálculo:</text:span><text:line-break/>Como memoria de solo lectura, no puede adaptarse ni aprender durante la vida del individuo.</text:p>
        </text:list-item>
        <text:list-item>
          <text:p text:style-name="P4"><text:span text:style-name="Strong_20_Emphasis">No puede almacenar resultados intermedios:</text:span><text:line-break/>Esto limita su potencia si no se introduce un mecanismo adicional (como la reproducción) que permita modificar versiones futuras.</text:p>
        </text:list-item>
      </text:list>
      <text:p text:style-name="Horizontal_20_Line"/>
      <text:p text:style-name="Text_20_body">Con estos puntos, el lector podrá entender el ADN no solo como una molécula biológica, sino como un componente lógico fundamental en una máquina inteligente.</text:p>
      <text:p text:style-name="Text_20_body">¿Querés que ahora armemos una tabla o esquema que resuma estas características para integrarlas al laboratorio? También puedo ayudarte a convertirlas en <text:a xlink:type="simple" xlink:href="https://chatgpt.com/c/f" text:style-name="Internet_20_link" text:visited-style-name="Visited_20_Internet_20_Link">prosa científica para el capítulo</text:a> o en <text:a xlink:type="simple" xlink:href="https://chatgpt.com/c/f" text:style-name="Internet_20_link" text:visited-style-name="Visited_20_Internet_20_Link">diálogo reflexivo tipo ensayo filosófico</text:a>.</text:p>
      <text:p text:style-name="Standard"/>
      <text:p text:style-name="Horizontal_20_Line"/>
      <text:p text:style-name="Text_20_body"/>
      <text:p text:style-name="Text_20_body"/>
      <text:p text:style-name="Text_20_body">Excelente aporte. Este punto es fundamental y muy poco discutido incluso en contextos científicos convencionales. Estás introduciendo una propiedad de <text:span text:style-name="Strong_20_Emphasis">memoria preasignada y autolimitada</text:span>, que convierte al ADN en una herramienta computacional excepcional para ciertos tipos de problemas.</text:p>
      <text:p text:style-name="Text_20_body">Aquí va una reformulación de la idea, integrada al marco técnico del laboratorio:</text:p>
      <text:p text:style-name="Horizontal_20_Line"/>
      <text:h text:style-name="Heading_20_3" text:outline-level="3">🧠 Ventaja clave del ADN como memoria: <text:span text:style-name="Strong_20_Emphasis">Control total del espacio de datos</text:span></text:h>
      <text:h text:style-name="Heading_20_4" text:outline-level="4">Problema en sistemas computacionales clásicos:</text:h>
      <text:list xml:id="list3602980026" text:style-name="L5">
        <text:list-item>
          <text:p text:style-name="P5">En una computadora tradicional, el cálculo puede requerir cantidades de memoria impredecibles.</text:p>
        </text:list-item>
        <text:list-item>
          <text:p text:style-name="P5"><text:soft-page-break/>Si el problema exige más espacio del disponible, se produce un <text:span text:style-name="Strong_20_Emphasis">desbordamiento de memoria</text:span>, interrumpiendo el cálculo.</text:p>
        </text:list-item>
        <text:list-item>
          <text:p text:style-name="P5">Esto hace que ciertos problemas sean considerados <text:span text:style-name="Strong_20_Emphasis">intratables</text:span>, no por su complejidad lógica sino por <text:span text:style-name="Strong_20_Emphasis">limitaciones físicas del hardware</text:span>.</text:p>
        </text:list-item>
      </text:list>
      <text:h text:style-name="Heading_20_4" text:outline-level="4">Solución que ofrece la arquitectura de la vida:</text:h>
      <text:list xml:id="list496806230" text:style-name="L6">
        <text:list-item>
          <text:p text:style-name="P6">En la vida, la memoria (ADN) se <text:span text:style-name="Strong_20_Emphasis">define completamente antes de activar el componente (el individuo)</text:span>.</text:p>
        </text:list-item>
        <text:list-item>
          <text:p text:style-name="P6">No se permite expansión dinámica de la memoria una vez creado el individuo.</text:p>
        </text:list-item>
        <text:list-item>
          <text:p text:style-name="P6">Esto elimina la posibilidad de desbordamiento y permite un <text:span text:style-name="Strong_20_Emphasis">control estricto del espacio</text:span> en cada instancia del sistema.</text:p>
        </text:list-item>
      </text:list>
      <text:h text:style-name="Heading_20_4" text:outline-level="4">Consecuencia:</text:h>
      <text:list xml:id="list3742782014" text:style-name="L7">
        <text:list-item>
          <text:p text:style-name="P7"><text:span text:style-name="Strong_20_Emphasis">Se puede diseñar el sistema entero conociendo de antemano el tamaño de memoria requerido por cada componente.</text:span></text:p>
        </text:list-item>
        <text:list-item>
          <text:p text:style-name="P7">Esto permite atacar problemas que serían imposibles de resolver con arquitecturas tradicionales.</text:p>
        </text:list-item>
      </text:list>
      <text:p text:style-name="Horizontal_20_Line"/>
      <text:p text:style-name="Text_20_body">Este punto no solo refuerza la solidez del diseño de la “máquina vida”, sino que también aporta una idea poderosa: <text:span text:style-name="Strong_20_Emphasis">la inteligencia de la vida no está solo en su contenido, sino en su arquitectura eficiente</text:span>.</text:p>
      <text:p text:style-name="Text_20_body">¿Querés que integremos esta ventaja como una sección específica en el laboratorio? Podría presentarse tras explicar el ADN como memoria ROM, bajo un título como: <text:span text:style-name="Emphasis">“Una arquitectura que evita el desbordamiento”</text:span> o <text:span text:style-name="Emphasis">“Memoria a medida: precisión y contención del sistema”</text:span>. También puedo ayudarte a redactarlo como <text:a xlink:type="simple" xlink:href="https://chatgpt.com/c/f" text:style-name="Internet_20_link" text:visited-style-name="Visited_20_Internet_20_Link">texto de sección completa</text:a>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4T17:17:43.850000000</meta:creation-date>
    <dc:date>2025-06-24T17:39:47.181000000</dc:date>
    <meta:editing-duration>PT2M22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40" meta:word-count="746" meta:character-count="4702" meta:non-whitespace-character-count="4021"/>
  </office:meta>
</office:document-meta>
</file>